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style:text-position="0% 100%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>
        <style:tab-stops>
          <style:tab-stop style:position="0.582cm"/>
        </style:tab-stops>
      </style:paragraph-properties>
    </style:style>
    <style:style style:name="T1" style:family="text">
      <style:text-properties fo:color="#000000" style:text-underline-style="none" fo:font-weight="normal" style:font-weight-asian="normal" style:font-weight-complex="normal"/>
    </style:style>
    <style:style style:name="T2" style:family="text">
      <style:text-properties fo:color="#000000" style:text-position="0% 100%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style:text-position="0% 100%"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color="#000000" style:text-position="0% 100%"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T5" style:family="text">
      <style:text-properties fo:color="#000000" style:text-position="0% 100%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000000" style:text-position="0% 100%" style:font-name="Times New Roman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000000" style:font-name="Times New Roman" fo:font-size="12pt" style:text-underline-style="none" style:font-size-asian="12pt" style:font-size-complex="12pt"/>
    </style:style>
    <style:style style:name="T8" style:family="text">
      <style:text-properties fo:color="#000000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fo:color="#000000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color="#000000" style:font-name="Times New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font-weight="bold"/>
    </style:style>
    <style:style style:name="T13" style:family="text">
      <style:text-properties style:text-position="0% 100%"/>
    </style:style>
    <style:style style:name="T14" style:family="text">
      <style:text-properties style:text-position="0% 100%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text-position="0% 100%"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style:text-position="0% 100%"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T17" style:family="text">
      <style:text-properties style:text-position="0% 100%" style:font-name="Times New Roman" fo:font-size="12pt" fo:font-style="normal" style:font-size-asian="12pt" style:font-style-asian="normal" style:font-size-complex="12pt" style:font-style-complex="normal"/>
    </style:style>
    <style:style style:name="T18" style:family="text">
      <style:text-properties fo:font-style="normal"/>
    </style:style>
    <style:style style:name="T19" style:family="text">
      <style:text-properties style:font-weight-asian="bold"/>
    </style:style>
    <style:style style:name="T20" style:family="text">
      <style:text-properties style:font-style-complex="normal"/>
    </style:style>
    <style:style style:name="T21" style:family="text">
      <style:text-properties style:font-weight-complex="bold"/>
    </style:style>
    <style:style style:name="T22" style:family="text">
      <style:text-properties fo:font-variant="normal" fo:text-transform="none" fo:color="#000000" style:font-name="Times New Roman" style:text-underline-style="none"/>
    </style:style>
    <style:style style:name="T23" style:family="text">
      <style:text-properties fo:font-variant="normal" fo:text-transform="none" fo:color="#000000" style:text-position="0% 100%"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font-variant="normal" fo:text-transform="none" fo:color="#000000" style:text-position="0% 100%"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T25" style:family="text">
      <style:text-properties fo:font-variant="normal" fo:text-transform="none" fo:color="#000000" style:text-position="0% 100%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000000" style:text-position="0% 100%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000000" style:text-position="0% 100%" style:font-name="Times New Roman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style:text-position="0% 100%"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fo:font-variant="normal" fo:text-transform="none" style:text-position="0% 100%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Times New Roman" fo:font-size="12pt" style:font-size-asian="12pt" style:font-style-asian="normal" style:font-size-complex="12pt"/>
    </style:style>
    <style:style style:name="T31" style:family="text">
      <style:text-properties style:font-name="Times New Roman" fo:font-size="12pt" style:text-underline-style="none" style:font-size-asian="12pt" style:font-size-complex="12pt"/>
    </style:style>
    <style:style style:name="T32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de.wikipedia.org/wiki/Pathfinding"><text:span text:style-name="T7">Quellenangabe:</text:span></text:a></text:p>
      <text:p text:style-name="P1"><text:a xlink:type="simple" xlink:href="http://de.wikipedia.org/wiki/Pathfinding"><text:span text:style-name="T8"/></text:a></text:p>
      <text:p text:style-name="P3">[1] Århus, Meisterluk, Stummvoll, u.a.: A*-Algorithmus. http://de.wikipedia.org/wiki/A*-<text:tab/>Algorithmus (23.11.09 19:15Uhr)</text:p>
      <text:p text:style-name="P3">[2]<text:tab/>Clemfix, P. Birken, Sabata, u.a.: Graphentheorie. <text:tab/>http://de.wikipedia.org/wiki/Graphentheorie <text:tab/>(15.11.09 16:00Uhr)</text:p>
      <text:p text:style-name="P3">[3]<text:tab/>Daniel3880, Mathemaduenn, Snorky, u.a.: Pathfinding. <text:tab/>http://de.wikipedia.org/wiki/Pathfinding (15.11.09 13:40Uhr )</text:p>
      <text:p text:style-name="P3">[4]<text:tab/>Gms, Pberndt, Stefan Birkner, u.a.: Dijikstra-Algorithmus. <text:s/><text:tab/>http://de.wikipedia.org/wiki/Dijkstra-Algorithmus (02.11.09 20:00 Uhr)</text:p>
      <text:p text:style-name="P3">[5]<text:tab/>Patrick Lester: A* Pfadfindung für Anfänger. <text:tab/>http://www.policyalmanac.org/games/aStarTutorial_de.html (25.11.09 13:30Uhr)</text:p>
      <text:p text:style-name="P3">[6]<text:tab/>Patrick Lester: Heuristics and A* Pathfinding. <text:tab/>http://www.policyalmanac.org/games/heuristics.htm (12.12.09 10:00Uhr)</text:p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Times New Roman1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25M43S</meta:editing-duration>
    <meta:editing-cycles>4</meta:editing-cycles>
    <meta:generator>OpenOffice.org/3.1$Win32 OpenOffice.org_project/310m19$Build-9420</meta:generator>
    <dc:date>2009-12-15T20:48:26.51</dc:date>
    <meta:document-statistic meta:table-count="0" meta:image-count="0" meta:object-count="0" meta:page-count="1" meta:paragraph-count="7" meta:word-count="62" meta:character-count="754"/>
    <meta:user-defined meta:name="Info 1"/>
    <meta:user-defined meta:name="Info 2"/>
    <meta:user-defined meta:name="Info 3"/>
    <meta:user-defined meta:name="Info 4"/>
  </office:meta>
</office:document-meta>
</file>